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20ce690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20ce690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2115c96" officeooo:paragraph-rsid="02115c96" style:font-name-complex="Arial"/>
    </style:style>
    <style:style style:name="P19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0" style:family="paragraph" style:parent-style-name="Text_20_body" style:list-style-name="L1">
      <style:text-properties officeooo:rsid="01e915a5" officeooo:paragraph-rsid="0255e95a"/>
    </style:style>
    <style:style style:name="P21" style:family="paragraph" style:parent-style-name="Text_20_body" style:list-style-name="L1">
      <style:text-properties officeooo:rsid="01e915a5" officeooo:paragraph-rsid="027983e2"/>
    </style:style>
    <style:style style:name="P22" style:family="paragraph" style:parent-style-name="Text_20_body" style:list-style-name="L1">
      <style:text-properties officeooo:rsid="01e915a5" officeooo:paragraph-rsid="027bb373"/>
    </style:style>
    <style:style style:name="P23" style:family="paragraph" style:parent-style-name="Text_20_body" style:list-style-name="L1">
      <style:text-properties officeooo:rsid="01e915a5" officeooo:paragraph-rsid="027cef97"/>
    </style:style>
    <style:style style:name="P24" style:family="paragraph" style:parent-style-name="Text_20_body" style:list-style-name="L1">
      <style:text-properties officeooo:rsid="01e915a5" officeooo:paragraph-rsid="027f04a6"/>
    </style:style>
    <style:style style:name="P25" style:family="paragraph" style:parent-style-name="Text_20_body" style:list-style-name="L1">
      <style:text-properties officeooo:rsid="01e915a5" officeooo:paragraph-rsid="027f7462"/>
    </style:style>
    <style:style style:name="P26" style:family="paragraph" style:parent-style-name="Text_20_body">
      <style:text-properties officeooo:rsid="01e915a5" officeooo:paragraph-rsid="027f7462"/>
    </style:style>
    <style:style style:name="P27" style:family="paragraph" style:parent-style-name="Text_20_body" style:list-style-name="L2">
      <style:text-properties fo:color="#000000" style:font-name="Times New Roman" fo:language="en" fo:country="US" officeooo:rsid="026f7fe7" officeooo:paragraph-rsid="027f7462" style:font-name-complex="Arial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2505c44" officeooo:paragraph-rsid="02505c44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2505c44" officeooo:paragraph-rsid="0280ea3f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2505c44" officeooo:paragraph-rsid="028306c7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19a3018" officeooo:paragraph-rsid="01bf5f69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92c2" style:font-size-asian="11pt" style:font-size-complex="11pt"/>
    </style:style>
    <style:style style:name="T9" style:family="text">
      <style:text-properties fo:font-size="11pt" officeooo:rsid="021972f2" style:font-size-asian="11pt" style:font-size-complex="11pt"/>
    </style:style>
    <style:style style:name="T10" style:family="text">
      <style:text-properties fo:font-size="11pt" officeooo:rsid="02775434" style:font-size-asian="11pt" style:font-size-complex="11pt"/>
    </style:style>
    <style:style style:name="T11" style:family="text">
      <style:text-properties fo:font-size="11pt" officeooo:rsid="02779afd" style:font-size-asian="11pt" style:font-size-complex="11pt"/>
    </style:style>
    <style:style style:name="T12" style:family="text">
      <style:text-properties officeooo:rsid="007fae8d"/>
    </style:style>
    <style:style style:name="T13" style:family="text">
      <style:text-properties officeooo:rsid="008161ea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86c60b"/>
    </style:style>
    <style:style style:name="T16" style:family="text">
      <style:text-properties officeooo:rsid="0150f763"/>
    </style:style>
    <style:style style:name="T17" style:family="text">
      <style:text-properties officeooo:rsid="01bf5f69"/>
    </style:style>
    <style:style style:name="T18" style:family="text">
      <style:text-properties officeooo:rsid="01c2a06e"/>
    </style:style>
    <style:style style:name="T19" style:family="text">
      <style:text-properties officeooo:rsid="01c89e51"/>
    </style:style>
    <style:style style:name="T20" style:family="text">
      <style:text-properties fo:color="#000000" style:font-name="Times New Roman" fo:language="en" fo:country="US" officeooo:rsid="0255e95a" style:font-name-complex="Arial"/>
    </style:style>
    <style:style style:name="T21" style:family="text">
      <style:text-properties fo:color="#000000" style:font-name="Times New Roman" fo:language="en" fo:country="US" officeooo:rsid="02792cb9" style:font-name-complex="Arial"/>
    </style:style>
    <style:style style:name="T22" style:family="text">
      <style:text-properties fo:color="#000000" style:font-name="Times New Roman" fo:language="fi" fo:country="FI" officeooo:rsid="02792cb9" style:font-name-complex="Arial"/>
    </style:style>
    <style:style style:name="T23" style:family="text">
      <style:text-properties fo:color="#000000" style:font-name="Times New Roman" fo:language="fi" fo:country="FI" officeooo:rsid="027983e2" style:font-name-complex="Arial"/>
    </style:style>
    <style:style style:name="T24" style:family="text">
      <style:text-properties fo:color="#000000" style:font-name="Times New Roman" fo:language="fi" fo:country="FI" officeooo:rsid="027a65c3" style:font-name-complex="Arial"/>
    </style:style>
    <style:style style:name="T25" style:family="text">
      <style:text-properties fo:color="#000000" style:font-name="Times New Roman" fo:language="fi" fo:country="FI" officeooo:rsid="027bb373" style:font-name-complex="Arial"/>
    </style:style>
    <style:style style:name="T26" style:family="text">
      <style:text-properties fo:color="#000000" style:font-name="Times New Roman" fo:language="fi" fo:country="FI" officeooo:rsid="027cef97" style:font-name-complex="Arial"/>
    </style:style>
    <style:style style:name="T27" style:family="text">
      <style:text-properties fo:color="#000000" style:font-name="Times New Roman" fo:language="fi" fo:country="FI" officeooo:rsid="027f04a6" style:font-name-complex="Arial"/>
    </style:style>
    <style:style style:name="T28" style:family="text">
      <style:text-properties fo:color="#000000" style:font-name="Times New Roman" fo:language="fi" fo:country="FI" officeooo:rsid="027f7462" style:font-name-complex="Arial"/>
    </style:style>
    <style:style style:name="T29" style:family="text">
      <style:text-properties fo:color="#000000" style:font-name="Times New Roman" fo:language="fi" fo:country="FI" officeooo:rsid="028306c7" style:font-name-complex="Arial"/>
    </style:style>
    <style:style style:name="T30" style:family="text">
      <style:text-properties officeooo:rsid="026fdf51"/>
    </style:style>
    <style:style style:name="T31" style:family="text">
      <style:text-properties officeooo:rsid="02775434"/>
    </style:style>
    <style:style style:name="T32" style:family="text">
      <style:text-properties officeooo:rsid="027f7462"/>
    </style:style>
    <style:style style:name="T33" style:family="text">
      <style:text-properties officeooo:rsid="02800ab0"/>
    </style:style>
    <style:style style:name="T34" style:family="text">
      <style:text-properties officeooo:rsid="0280ea3f"/>
    </style:style>
    <style:style style:name="T35" style:family="text">
      <style:text-properties officeooo:rsid="02822e7b"/>
    </style:style>
    <style:style style:name="T36" style:family="text">
      <style:text-properties officeooo:rsid="028306c7"/>
    </style:style>
    <style:style style:name="T37" style:family="text">
      <style:text-properties officeooo:rsid="0284f47c"/>
    </style:style>
    <style:style style:name="T38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eting M<text:span text:style-name="T12">emo</text:span> </text:p>
      <text:p text:style-name="P4"/>
      <text:p text:style-name="P6">Dependency analysis for Kactus2</text:p>
      <text:p text:style-name="P15"/>
      <text:p text:style-name="P5"><text:span text:style-name="T12">Team</text:span><text:span text:style-name="T2"> meeting</text:span> </text:p>
      <text:p text:style-name="P5">Date: <text:span text:style-name="T10">24</text:span><text:span text:style-name="T3">.</text:span><text:span text:style-name="T9">4</text:span><text:span text:style-name="T3">.20</text:span><text:span text:style-name="T4">1</text:span><text:span text:style-name="T6">3</text:span><text:span text:style-name="T3">, </text:span><text:span text:style-name="T6">12:</text:span><text:span text:style-name="T8">30</text:span><text:span text:style-name="T6"> – 13:</text:span><text:span text:style-name="T10">15</text:span></text:p>
      <text:p text:style-name="P7"><text:span text:style-name="T14">Number of meeting:</text:span> <text:span text:style-name="T13">team</text:span><text:span text:style-name="T2"> meeting </text:span><text:span text:style-name="T19">1</text:span><text:span text:style-name="T31">5</text:span><text:span text:style-name="T2">/201</text:span><text:span text:style-name="T16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11">07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5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9">Meeting</text:p>
      <text:p text:style-name="P12"/>
      <text:list xml:id="list43455788" text:style-name="L1">
        <text:list-item>
          <text:p text:style-name="P20"><text:span text:style-name="T20">Joni-Matti</text:span><text:span text:style-name="T21"> has</text:span><text:span text:style-name="T20"> </text:span><text:span text:style-name="T22">tried compilation on Linux, there were some compilation errors but they've all been fixed and the tool works perfectly on Linux.</text:span></text:p>
        </text:list-item>
        <text:list-item>
          <text:p text:style-name="P21"><text:span text:style-name="T23">Planning final presentation which is on the 3rd of May. </text:span><text:span text:style-name="T24">Slides are almost done, a couple more needed - tasks assigned.</text:span></text:p>
        </text:list-item>
        <text:list-item>
          <text:p text:style-name="P22"><text:span text:style-name="T25">Final report tasks given and marked in the document. Not much more to do than the final report, so effort should be focused on that.</text:span></text:p>
        </text:list-item>
        <text:list-item>
          <text:p text:style-name="P23"><text:span text:style-name="T26">Some performance and stability test cases should be added to the test plan, to be done by Mikko.</text:span></text:p>
        </text:list-item>
        <text:list-item>
          <text:p text:style-name="P24"><text:span text:style-name="T27">Possible change to the difference view to only show the new and deleted arrows to make it slightly more useful.</text:span><text:span text:style-name="T29"> Joni-Matti will ask the client about this.</text:span></text:p>
        </text:list-item>
        <text:list-item>
          <text:p text:style-name="P25"><text:span text:style-name="T28">Next meeting on Tuesday at 12:30.</text:span></text:p>
        </text:list-item>
      </text:list>
      <text:p text:style-name="P26"><text:span text:style-name="T28"/></text:p>
      <text:p text:style-name="P11">Decisions made</text:p>
      <text:p text:style-name="P14"/>
      <text:list xml:id="list43464129" text:style-name="L2">
        <text:list-item text:start-value="1">
          <text:p text:style-name="P27"><text:span text:style-name="T35">Some p</text:span><text:span text:style-name="T32">erformance and stability tests should be added to the test plan.</text:span></text:p>
        </text:list-item>
      </text:list>
      <text:p text:style-name="P18"/>
      <text:p text:style-name="P10">Actions to follow</text:p>
      <text:p text:style-name="P13"/>
      <text:list xml:id="list43543121" text:continue-list="list43455788" text:style-name="L1">
        <text:list-item text:start-value="1">
          <text:p text:style-name="P30"><text:span text:style-name="T36">Joni-Matti will ask </text:span><text:span text:style-name="T37">the client about a possible change to the difference view.</text:span></text:p>
        </text:list-item>
        <text:list-item>
          <text:p text:style-name="P28"><text:span text:style-name="T33">Finishing touches to be done to the final presentation</text:span><text:span text:style-name="T30">.</text:span></text:p>
        </text:list-item>
        <text:list-item>
          <text:p text:style-name="P29"><text:span text:style-name="T34">Effort to be focused on the final report, tasks given to all team members.</text:span></text:p>
        </text:list-item>
        <text:list-item>
          <text:p text:style-name="P31"><text:span text:style-name="T17">Team meeting next </text:span><text:span text:style-name="T33">Tuesday</text:span><text:span text:style-name="T17"> </text:span><text:span text:style-name="T18">at 12:30</text:span><text:span text:style-name="T1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5-13T23:38:51.25</dc:date>
    <meta:editing-cycles>622</meta:editing-cycles>
    <meta:editing-duration>PT6H19M28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6" meta:word-count="238" meta:character-count="1399" meta:non-whitespace-character-count="1302"/>
    <meta:user-defined meta:name="Info 1"/>
    <meta:user-defined meta:name="Info 2"/>
    <meta:user-defined meta:name="Info 3"/>
    <meta:user-defined meta:name="Info 4"/>
  </office:meta>
</office:document-meta>
</file>